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6pt" style:font-size-asian="16pt" style:font-size-complex="16pt"/>
    </style:style>
    <style:style style:name="P2" style:family="paragraph" style:parent-style-name="Standard" style:list-style-name="L1">
      <style:paragraph-properties fo:line-height="150%"/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ent state of SmartHVF project as of 15-Oct-2020:</text:p>
      <text:p text:style-name="P1"/>
      <text:list xml:id="list3049539197204816501" text:style-name="L1">
        <text:list-item>
          <text:p text:style-name="P2">Version 2 of GUI nearly done, overall design is complete. The app steps through a main menu, patient information creation/loading/saving, new test configuration, the test routine itself, a test results screen, and also browsing of past test results.</text:p>
        </text:list-item>
        <text:list-item>
          <text:p text:style-name="P2">Patient information is saved/loaded via XML files stored on phone. <text:s/>Can create new patient records as well.</text:p>
        </text:list-item>
        <text:list-item>
          <text:p text:style-name="P2">Test history is recorded per patient and stored in the XML file.</text:p>
        </text:list-item>
        <text:list-item>
          <text:p text:style-name="P2">Basic stimulus presentation routine implemented (next phase involves SITA-like features and configurability).</text:p>
        </text:list-item>
        <text:list-item>
          <text:p text:style-name="P2">Grey scale map generation implemented by sampling stimulus values. <text:s/>Results are saving to phone image gallery. <text:s/>Modeled after 24-2 field test.</text:p>
        </text:list-item>
        <text:list-item>
          <text:p text:style-name="P2">Bluetooth communication with external input device implemented for use in the test routine.</text:p>
        </text:list-item>
        <text:list-item>
          <text:p text:style-name="P2">Separate lux sensor experiment conducted with phone's screen and initial calibration curve plotted (RGB intensity vs lux). <text:s/>The code and testing routine are ready for integration of that data.</text:p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ip Lancaster</meta:initial-creator>
    <meta:creation-date>2020-10-15T16:31:21.35</meta:creation-date>
    <meta:document-statistic meta:table-count="0" meta:image-count="0" meta:object-count="0" meta:page-count="1" meta:paragraph-count="8" meta:word-count="154" meta:character-count="1010"/>
    <dc:date>2020-10-15T16:49:37.80</dc:date>
    <dc:creator>Philip Lancaster</dc:creator>
    <meta:editing-duration>PT2M26S</meta:editing-duration>
    <meta:editing-cycles>1</meta:editing-cycles>
    <meta:generator>OpenOffice/4.1.7$Win32 OpenOffice.org_project/417m1$Build-9800</meta:generator>
  </office:meta>
</office:document-meta>
</file>